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3.701cm"/>
    </style:style>
    <style:style style:name="co4" style:family="table-column">
      <style:table-column-properties fo:break-before="auto" style:column-width="3.993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4.438cm"/>
    </style:style>
    <style:style style:name="co10" style:family="table-column">
      <style:table-column-properties fo:break-before="auto" style:column-width="5.12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574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7.48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ngerine_20_chequing">
      <style:table-properties table:display="true" style:writing-mode="lr-tb"/>
    </style:style>
    <style:style style:name="ta2" style:family="table" style:master-page-name="PageStyle_5f_tangerine_20_mastercard">
      <style:table-properties table:display="true" style:writing-mode="lr-tb"/>
    </style:style>
    <style:style style:name="ta3" style:family="table" style:master-page-name="PageStyle_5f_tangerine_20_sav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5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36"/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36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equ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6" table:number-columns-repeated="989" table:default-cell-style-name="Default"/>
        <table:table-row table:style-name="ro1">
          <table:table-cell table:style-name="ce6"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2-12-02" calcext:value-type="date">
            <text:p>2022-12-02</text:p>
          </table:table-cell>
          <table:table-cell table:style-name="ce12" office:value-type="float" office:value="1464.76" calcext:value-type="float">
            <text:p>$1,464.76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 table:number-columns-repeated="997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3-12-16" calcext:value-type="date">
            <text:p>2023-12-16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 table:number-columns-repeated="997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1-05" calcext:value-type="date">
            <text:p>2024-01-05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1-20" calcext:value-type="date">
            <text:p>2024-01-20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2-03" calcext:value-type="date">
            <text:p>2024-02-03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2-10" calcext:value-type="date">
            <text:p>2024-02-10</text:p>
          </table:table-cell>
          <table:table-cell table:style-name="ce12" office:value-type="float" office:value="1390" calcext:value-type="float">
            <text:p>$1,39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2-17" calcext:value-type="date">
            <text:p>2024-02-17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2-25" calcext:value-type="date">
            <text:p>2024-02-25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3-02" calcext:value-type="date">
            <text:p>2024-03-02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3-09" calcext:value-type="date">
            <text:p>2024-03-09</text:p>
          </table:table-cell>
          <table:table-cell table:style-name="ce12" office:value-type="float" office:value="1227" calcext:value-type="float">
            <text:p>$1,227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3-15" calcext:value-type="date">
            <text:p>2024-03-15</text:p>
          </table:table-cell>
          <table:table-cell table:style-name="ce12" office:value-type="float" office:value="4743.48" calcext:value-type="float">
            <text:p>$4,743.48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3-22" calcext:value-type="date">
            <text:p>2024-03-22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3-28" calcext:value-type="date">
            <text:p>2024-03-28</text:p>
          </table:table-cell>
          <table:table-cell table:style-name="ce12" office:value-type="float" office:value="5018.48" calcext:value-type="float">
            <text:p>$5,018.48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4-04" calcext:value-type="date">
            <text:p>2024-04-04</text:p>
          </table:table-cell>
          <table:table-cell table:style-name="ce12" office:value-type="float" office:value="1080" calcext:value-type="float">
            <text:p>$1,08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4-12" calcext:value-type="date">
            <text:p>2024-04-12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4-20" calcext:value-type="date">
            <text:p>2024-04-20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4-27" calcext:value-type="date">
            <text:p>2024-04-27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5-04" calcext:value-type="date">
            <text:p>2024-05-04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5-16" calcext:value-type="date">
            <text:p>2024-05-16</text:p>
          </table:table-cell>
          <table:table-cell table:style-name="ce12" office:value-type="float" office:value="1450" calcext:value-type="float">
            <text:p>$1,45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5-23" calcext:value-type="date">
            <text:p>2024-05-23</text:p>
          </table:table-cell>
          <table:table-cell table:style-name="ce12" office:value-type="float" office:value="1450" calcext:value-type="float">
            <text:p>$1,45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6-04" calcext:value-type="date">
            <text:p>2024-06-04</text:p>
          </table:table-cell>
          <table:table-cell table:style-name="ce12" office:value-type="float" office:value="1450.02" calcext:value-type="float">
            <text:p>$1,450.02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6-20" calcext:value-type="date">
            <text:p>2024-06-20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6-29" calcext:value-type="date">
            <text:p>2024-06-29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7-05" calcext:value-type="date">
            <text:p>2024-07-05</text:p>
          </table:table-cell>
          <table:table-cell table:style-name="ce12" office:value-type="float" office:value="1080" calcext:value-type="float">
            <text:p>$1,08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7-20" calcext:value-type="date">
            <text:p>2024-07-20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8-08" calcext:value-type="date">
            <text:p>2024-08-08</text:p>
          </table:table-cell>
          <table:table-cell table:style-name="ce12" office:value-type="float" office:value="1080.01" calcext:value-type="float">
            <text:p>$1,08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8-27" calcext:value-type="date">
            <text:p>2024-08-27</text:p>
          </table:table-cell>
          <table:table-cell table:style-name="ce12" office:value-type="float" office:value="1070.01" calcext:value-type="float">
            <text:p>$1,07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9-12" calcext:value-type="date">
            <text:p>2024-09-12</text:p>
          </table:table-cell>
          <table:table-cell table:style-name="ce12" office:value-type="float" office:value="1370" calcext:value-type="float">
            <text:p>$1,37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9-21" calcext:value-type="date">
            <text:p>2024-09-21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0-03" calcext:value-type="date">
            <text:p>2024-10-03</text:p>
          </table:table-cell>
          <table:table-cell table:style-name="ce12" office:value-type="float" office:value="1080.01" calcext:value-type="float">
            <text:p>$1,08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0-15" calcext:value-type="date">
            <text:p>2024-10-15</text:p>
          </table:table-cell>
          <table:table-cell table:style-name="ce12" office:value-type="float" office:value="1450" calcext:value-type="float">
            <text:p>$1,45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0-29" calcext:value-type="date">
            <text:p>2024-10-29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06" calcext:value-type="date">
            <text:p>2024-11-06</text:p>
          </table:table-cell>
          <table:table-cell table:style-name="ce12" office:value-type="float" office:value="1150.01" calcext:value-type="float">
            <text:p>$1,15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10" calcext:value-type="date">
            <text:p>2024-11-10</text:p>
          </table:table-cell>
          <table:table-cell table:style-name="ce12" office:value-type="float" office:value="1150.01" calcext:value-type="float">
            <text:p>$1,15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12" calcext:value-type="date">
            <text:p>2024-11-12</text:p>
          </table:table-cell>
          <table:table-cell table:style-name="ce12" office:value-type="float" office:value="1100.01" calcext:value-type="float">
            <text:p>$1,10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14" calcext:value-type="date">
            <text:p>2024-11-14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15" calcext:value-type="date">
            <text:p>2024-11-15</text:p>
          </table:table-cell>
          <table:table-cell table:style-name="ce12" office:value-type="float" office:value="1360.78" calcext:value-type="float">
            <text:p>$1,360.78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16" calcext:value-type="date">
            <text:p>2024-11-16</text:p>
          </table:table-cell>
          <table:table-cell table:style-name="ce12" office:value-type="float" office:value="1360.78" calcext:value-type="float">
            <text:p>$1,360.78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21" calcext:value-type="date">
            <text:p>2024-11-21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17"/>
          <table:table-cell table:style-name="ce11"/>
          <table:table-cell table:style-name="ce12" table:number-columns-repeated="5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22" calcext:value-type="date">
            <text:p>2024-11-22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28" calcext:value-type="date">
            <text:p>2024-11-28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29" calcext:value-type="date">
            <text:p>2024-11-29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2-03" calcext:value-type="date">
            <text:p>2024-12-03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2-05" calcext:value-type="date">
            <text:p>2024-12-05</text:p>
          </table:table-cell>
          <table:table-cell table:style-name="ce12" office:value-type="float" office:value="1080" calcext:value-type="float">
            <text:p>$1,08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2-06" calcext:value-type="date">
            <text:p>2024-12-06</text:p>
          </table:table-cell>
          <table:table-cell table:style-name="ce12" office:value-type="float" office:value="1080" calcext:value-type="float">
            <text:p>$1,08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2-07" calcext:value-type="date">
            <text:p>2024-12-07</text:p>
          </table:table-cell>
          <table:table-cell table:style-name="ce12" office:value-type="float" office:value="1080" calcext:value-type="float">
            <text:p>$1,08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2-11" calcext:value-type="date">
            <text:p>2024-12-11</text:p>
          </table:table-cell>
          <table:table-cell table:style-name="ce12" office:value-type="float" office:value="1030" calcext:value-type="float">
            <text:p>$1,03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2-13" calcext:value-type="date">
            <text:p>2024-12-13</text:p>
          </table:table-cell>
          <table:table-cell table:style-name="ce12" office:value-type="float" office:value="1030" calcext:value-type="float">
            <text:p>$1,03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2-14" calcext:value-type="date">
            <text:p>2024-12-14</text:p>
          </table:table-cell>
          <table:table-cell table:style-name="ce12" office:value-type="float" office:value="1030" calcext:value-type="float">
            <text:p>$1,03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5-01-25" calcext:value-type="date">
            <text:p>2025-01-25</text:p>
          </table:table-cell>
          <table:table-cell table:style-name="ce12" office:value-type="float" office:value="1031.01" calcext:value-type="float">
            <text:p>$1,031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5-02-05" calcext:value-type="date">
            <text:p>2025-02-05</text:p>
          </table:table-cell>
          <table:table-cell table:style-name="ce12" office:value-type="float" office:value="1450.01" calcext:value-type="float">
            <text:p>$1,45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5-02-12" calcext:value-type="date">
            <text:p>2025-02-12</text:p>
          </table:table-cell>
          <table:table-cell table:style-name="ce12" office:value-type="float" office:value="1400.01" calcext:value-type="float">
            <text:p>$1,40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5-02-19" calcext:value-type="date">
            <text:p>2025-02-19</text:p>
          </table:table-cell>
          <table:table-cell table:style-name="ce12" office:value-type="float" office:value="1480" calcext:value-type="float">
            <text:p>$1,480.00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style-name="ce11"/>
          <table:table-cell table:style-name="ce12" table:number-columns-repeated="21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5-02-27" calcext:value-type="date">
            <text:p>2025-02-27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 table:number-rows-repeated="3">
          <table:table-cell table:number-columns-repeated="3"/>
          <table:table-cell table:style-name="ce11" table:number-columns-repeated="32"/>
          <table:table-cell table:number-columns-repeated="989"/>
        </table:table-row>
        <table:table-row table:style-name="ro1">
          <table:table-cell/>
          <table:table-cell table:style-name="ce11" table:number-columns-repeated="34"/>
          <table:table-cell table:number-columns-repeated="989"/>
        </table:table-row>
        <table:table-row table:style-name="ro2" table:number-rows-repeated="159">
          <table:table-cell table:number-columns-repeated="1024"/>
        </table:table-row>
        <table:table-row table:style-name="ro1">
          <table:table-cell table:number-columns-repeated="24"/>
          <table:table-cell table:style-name="ce6" office:value-type="string" calcext:value-type="string">
            <text:p><text:s/></text:p>
          </table:table-cell>
          <table:table-cell table:number-columns-repeated="999"/>
        </table:table-row>
        <table:table-row table:style-name="ro2" table:number-rows-repeated="10483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 card" table:style-name="ta2">
        <table:table-column table:style-name="co9" table:default-cell-style-name="Default"/>
        <table:table-column table:style-name="co6" table:number-columns-repeated="1023" table:default-cell-style-name="Default"/>
        <table:table-row table:style-name="ro1">
          <table:table-cell table:style-name="ce6"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3-10-15" calcext:value-type="date">
            <text:p>2023-10-15</text:p>
          </table:table-cell>
          <table:table-cell table:style-name="ce12" office:value-type="float" office:value="-5260.47" calcext:value-type="float">
            <text:p>-$5,260.4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3-12-16" calcext:value-type="date">
            <text:p>2023-12-16</text:p>
          </table:table-cell>
          <table:table-cell table:style-name="ce12" office:value-type="float" office:value="-2576.32" calcext:value-type="float">
            <text:p>-$2,576.3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1-05" calcext:value-type="date">
            <text:p>2024-01-05</text:p>
          </table:table-cell>
          <table:table-cell table:style-name="ce12" office:value-type="float" office:value="-3558.62" calcext:value-type="float">
            <text:p>-$3,558.6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1-20" calcext:value-type="date">
            <text:p>2024-01-20</text:p>
          </table:table-cell>
          <table:table-cell table:style-name="ce12" office:value-type="float" office:value="-1382.04" calcext:value-type="float">
            <text:p>-$1,382.04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2-03" calcext:value-type="date">
            <text:p>2024-02-03</text:p>
          </table:table-cell>
          <table:table-cell table:style-name="ce12" office:value-type="float" office:value="-1586.8" calcext:value-type="float">
            <text:p>-$1,586.80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2-10" calcext:value-type="date">
            <text:p>2024-02-10</text:p>
          </table:table-cell>
          <table:table-cell table:style-name="ce12" office:value-type="float" office:value="-1967.09" calcext:value-type="float">
            <text:p>-$1,967.0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2-17" calcext:value-type="date">
            <text:p>2024-02-17</text:p>
          </table:table-cell>
          <table:table-cell table:style-name="ce12" office:value-type="float" office:value="-865.72" calcext:value-type="float">
            <text:p>-$865.7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2-25" calcext:value-type="date">
            <text:p>2024-02-25</text:p>
          </table:table-cell>
          <table:table-cell table:style-name="ce12" office:value-type="float" office:value="-1134.08" calcext:value-type="float">
            <text:p>-$1,134.0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3-02" calcext:value-type="date">
            <text:p>2024-03-02</text:p>
          </table:table-cell>
          <table:table-cell table:style-name="ce12" office:value-type="float" office:value="-1686.99" calcext:value-type="float">
            <text:p>-$1,686.9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3-09" calcext:value-type="date">
            <text:p>2024-03-09</text:p>
          </table:table-cell>
          <table:table-cell table:style-name="ce12" office:value-type="float" office:value="-2006.75" calcext:value-type="float">
            <text:p>-$2,006.7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3-15" calcext:value-type="date">
            <text:p>2024-03-15</text:p>
          </table:table-cell>
          <table:table-cell table:style-name="ce12" office:value-type="float" office:value="-1691.77" calcext:value-type="float">
            <text:p>-$1,691.7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3-22" calcext:value-type="date">
            <text:p>2024-03-22</text:p>
          </table:table-cell>
          <table:table-cell table:style-name="ce12" office:value-type="float" office:value="-5845.68" calcext:value-type="float">
            <text:p>-$5,845.6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3-28" calcext:value-type="date">
            <text:p>2024-03-28</text:p>
          </table:table-cell>
          <table:table-cell table:style-name="ce12" office:value-type="float" office:value="-5990.06" calcext:value-type="float">
            <text:p>-$5,990.0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4-04" calcext:value-type="date">
            <text:p>2024-04-04</text:p>
          </table:table-cell>
          <table:table-cell table:style-name="ce12" office:value-type="float" office:value="-7860.37" calcext:value-type="float">
            <text:p>-$7,860.3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4-12" calcext:value-type="date">
            <text:p>2024-04-12</text:p>
          </table:table-cell>
          <table:table-cell table:style-name="ce12" office:value-type="float" office:value="-8143.11" calcext:value-type="float">
            <text:p>-$8,143.1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4-20" calcext:value-type="date">
            <text:p>2024-04-20</text:p>
          </table:table-cell>
          <table:table-cell table:style-name="ce12" office:value-type="float" office:value="-6893.6" calcext:value-type="float">
            <text:p>-$6,893.60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4-27" calcext:value-type="date">
            <text:p>2024-04-27</text:p>
          </table:table-cell>
          <table:table-cell table:style-name="ce12" office:value-type="float" office:value="-6972.96" calcext:value-type="float">
            <text:p>-$6,972.9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5-04" calcext:value-type="date">
            <text:p>2024-05-04</text:p>
          </table:table-cell>
          <table:table-cell table:style-name="ce12" office:value-type="float" office:value="-7277.98" calcext:value-type="float">
            <text:p>-$7,277.9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5-16" calcext:value-type="date">
            <text:p>2024-05-16</text:p>
          </table:table-cell>
          <table:table-cell table:style-name="ce12" office:value-type="float" office:value="-1158.47" calcext:value-type="float">
            <text:p>-$1,158.4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5-23" calcext:value-type="date">
            <text:p>2024-05-23</text:p>
          </table:table-cell>
          <table:table-cell table:style-name="ce12" office:value-type="float" office:value="-1480.22" calcext:value-type="float">
            <text:p>-$1,480.2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6-04" calcext:value-type="date">
            <text:p>2024-06-04</text:p>
          </table:table-cell>
          <table:table-cell table:style-name="ce12" office:value-type="float" office:value="-1944.65" calcext:value-type="float">
            <text:p>-$1,944.6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6-20" calcext:value-type="date">
            <text:p>2024-06-20</text:p>
          </table:table-cell>
          <table:table-cell table:style-name="ce12" office:value-type="float" office:value="-3936.16" calcext:value-type="float">
            <text:p>-$3,936.1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6-29" calcext:value-type="date">
            <text:p>2024-06-29</text:p>
          </table:table-cell>
          <table:table-cell table:style-name="ce12" office:value-type="float" office:value="-4328.66" calcext:value-type="float">
            <text:p>-$4,328.6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7-05" calcext:value-type="date">
            <text:p>2024-07-05</text:p>
          </table:table-cell>
          <table:table-cell table:style-name="ce12" office:value-type="float" office:value="-4835.75" calcext:value-type="float">
            <text:p>-$4,835.7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7-20" calcext:value-type="date">
            <text:p>2024-07-20</text:p>
          </table:table-cell>
          <table:table-cell table:style-name="ce12" office:value-type="float" office:value="-2216.01" calcext:value-type="float">
            <text:p>-$2,216.0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8-08" calcext:value-type="date">
            <text:p>2024-08-08</text:p>
          </table:table-cell>
          <table:table-cell table:style-name="ce12" office:value-type="float" office:value="-4364.75" calcext:value-type="float">
            <text:p>-$4,364.7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8-27" calcext:value-type="date">
            <text:p>2024-08-27</text:p>
          </table:table-cell>
          <table:table-cell table:style-name="ce12" office:value-type="float" office:value="-2904.42" calcext:value-type="float">
            <text:p>-$2,904.4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9-12" calcext:value-type="date">
            <text:p>2024-09-12</text:p>
          </table:table-cell>
          <table:table-cell table:style-name="ce12" office:value-type="float" office:value="-4178.14" calcext:value-type="float">
            <text:p>-$4,178.14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9-21" calcext:value-type="date">
            <text:p>2024-09-21</text:p>
          </table:table-cell>
          <table:table-cell table:style-name="ce12" office:value-type="float" office:value="-4784.01" calcext:value-type="float">
            <text:p>-$4,784.0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0-03" calcext:value-type="date">
            <text:p>2024-10-03</text:p>
          </table:table-cell>
          <table:table-cell table:style-name="ce12" office:value-type="float" office:value="-4790.72" calcext:value-type="float">
            <text:p>-$4,790.7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0-15" calcext:value-type="date">
            <text:p>2024-10-15</text:p>
          </table:table-cell>
          <table:table-cell table:style-name="ce12" office:value-type="float" office:value="-637.37" calcext:value-type="float">
            <text:p>-$637.3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0-29" calcext:value-type="date">
            <text:p>2024-10-29</text:p>
          </table:table-cell>
          <table:table-cell table:style-name="ce12" office:value-type="float" office:value="-951.31" calcext:value-type="float">
            <text:p>-$951.3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06" calcext:value-type="date">
            <text:p>2024-11-06</text:p>
          </table:table-cell>
          <table:table-cell table:style-name="ce12" office:value-type="float" office:value="-2726.45" calcext:value-type="float">
            <text:p>-$2,726.4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10" calcext:value-type="date">
            <text:p>2024-11-10</text:p>
          </table:table-cell>
          <table:table-cell table:style-name="ce12" office:value-type="float" office:value="-3010.45" calcext:value-type="float">
            <text:p>-$3,010.4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12" calcext:value-type="date">
            <text:p>2024-11-12</text:p>
          </table:table-cell>
          <table:table-cell table:style-name="ce12" office:value-type="float" office:value="-3010.45" calcext:value-type="float">
            <text:p>-$3,010.4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14" calcext:value-type="date">
            <text:p>2024-11-14</text:p>
          </table:table-cell>
          <table:table-cell table:style-name="ce12" office:value-type="float" office:value="-2549.33" calcext:value-type="float">
            <text:p>-$2,549.3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15" calcext:value-type="date">
            <text:p>2024-11-15</text:p>
          </table:table-cell>
          <table:table-cell table:style-name="ce12" office:value-type="float" office:value="-2549.33" calcext:value-type="float">
            <text:p>-$2,549.3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16" calcext:value-type="date">
            <text:p>2024-11-16</text:p>
          </table:table-cell>
          <table:table-cell table:style-name="ce12" office:value-type="float" office:value="-2549.33" calcext:value-type="float">
            <text:p>-$2,549.3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21" calcext:value-type="date">
            <text:p>2024-11-21</text:p>
          </table:table-cell>
          <table:table-cell table:style-name="ce12" office:value-type="float" office:value="-2696.46" calcext:value-type="float">
            <text:p>-$2,696.4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22" calcext:value-type="date">
            <text:p>2024-11-22</text:p>
          </table:table-cell>
          <table:table-cell table:style-name="ce12" office:value-type="float" office:value="-2716.46" calcext:value-type="float">
            <text:p>-$2,716.4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28" calcext:value-type="date">
            <text:p>2024-11-28</text:p>
          </table:table-cell>
          <table:table-cell table:style-name="ce12" office:value-type="float" office:value="-2892.69" calcext:value-type="float">
            <text:p>-$2,892.6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29" calcext:value-type="date">
            <text:p>2024-11-29</text:p>
          </table:table-cell>
          <table:table-cell table:style-name="ce12" office:value-type="float" office:value="-3060.69" calcext:value-type="float">
            <text:p>-$3,060.6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2-03" calcext:value-type="date">
            <text:p>2024-12-03</text:p>
          </table:table-cell>
          <table:table-cell table:style-name="ce12" office:value-type="float" office:value="-3108.82" calcext:value-type="float">
            <text:p>-$3,108.8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2-05" calcext:value-type="date">
            <text:p>2024-12-05</text:p>
          </table:table-cell>
          <table:table-cell table:style-name="ce12" office:value-type="float" office:value="-3108.82" calcext:value-type="float">
            <text:p>-$3,108.8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2-06" calcext:value-type="date">
            <text:p>2024-12-06</text:p>
          </table:table-cell>
          <table:table-cell table:style-name="ce12" office:value-type="float" office:value="-3184.93" calcext:value-type="float">
            <text:p>-$3,184.9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2-07" calcext:value-type="date">
            <text:p>2024-12-07</text:p>
          </table:table-cell>
          <table:table-cell table:style-name="ce12" office:value-type="float" office:value="-3184.93" calcext:value-type="float">
            <text:p>-$3,184.9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2-11" calcext:value-type="date">
            <text:p>2024-12-11</text:p>
          </table:table-cell>
          <table:table-cell table:style-name="ce12" office:value-type="float" office:value="-3230.28" calcext:value-type="float">
            <text:p>-$3,230.2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2-13" calcext:value-type="date">
            <text:p>2024-12-13</text:p>
          </table:table-cell>
          <table:table-cell table:style-name="ce12" office:value-type="float" office:value="-3377.12" calcext:value-type="float">
            <text:p>-$3,377.1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2-14" calcext:value-type="date">
            <text:p>2024-12-14</text:p>
          </table:table-cell>
          <table:table-cell table:style-name="ce12" office:value-type="float" office:value="-827.79" calcext:value-type="float">
            <text:p>-$827.7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5-01-25" calcext:value-type="date">
            <text:p>2025-01-25</text:p>
          </table:table-cell>
          <table:table-cell table:style-name="ce12" office:value-type="float" office:value="-1524.87" calcext:value-type="float">
            <text:p>-$1,524.8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5-02-05" calcext:value-type="date">
            <text:p>2025-02-05</text:p>
          </table:table-cell>
          <table:table-cell table:style-name="ce12" office:value-type="float" office:value="-1826.25" calcext:value-type="float">
            <text:p>-$1,826.2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5-02-12" calcext:value-type="date">
            <text:p>2025-02-12</text:p>
          </table:table-cell>
          <table:table-cell table:style-name="ce12" office:value-type="float" office:value="-1957.42" calcext:value-type="float">
            <text:p>-$1,957.4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5-02-19" calcext:value-type="date">
            <text:p>2025-02-19</text:p>
          </table:table-cell>
          <table:table-cell table:style-name="ce12" office:value-type="float" office:value="-657.94" calcext:value-type="float">
            <text:p>-$657.94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5-02-27" calcext:value-type="date">
            <text:p>2025-02-27</text:p>
          </table:table-cell>
          <table:table-cell table:style-name="ce12" office:value-type="float" office:value="-874.95" calcext:value-type="float">
            <text:p>-$874.9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vings" table:style-name="ta3">
        <table:table-column table:style-name="co10" table:default-cell-style-name="Default"/>
        <table:table-column table:style-name="co6" table:number-columns-repeated="1023" table:default-cell-style-name="Default"/>
        <table:table-row table:style-name="ro1">
          <table:table-cell table:style-name="ce6"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3-12-04" calcext:value-type="date">
            <text:p>2023-12-04</text:p>
          </table:table-cell>
          <table:table-cell table:style-name="ce12" office:value-type="float" office:value="14231.88" calcext:value-type="float">
            <text:p>$14,231.88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3-12-16" calcext:value-type="date">
            <text:p>2023-12-16</text:p>
          </table:table-cell>
          <table:table-cell table:style-name="ce12" office:value-type="float" office:value="10424.47" calcext:value-type="float">
            <text:p>$10,424.47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1-05" calcext:value-type="date">
            <text:p>2024-01-05</text:p>
          </table:table-cell>
          <table:table-cell table:style-name="ce12" office:value-type="float" office:value="13224.62" calcext:value-type="float">
            <text:p>$13,224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1-20" calcext:value-type="date">
            <text:p>2024-01-20</text:p>
          </table:table-cell>
          <table:table-cell table:style-name="ce12" office:value-type="float" office:value="13864.91" calcext:value-type="float">
            <text:p>$13,864.9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2-03" calcext:value-type="date">
            <text:p>2024-02-03</text:p>
          </table:table-cell>
          <table:table-cell table:style-name="ce12" office:value-type="float" office:value="17241.28" calcext:value-type="float">
            <text:p>$17,241.28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2-10" calcext:value-type="date">
            <text:p>2024-02-10</text:p>
          </table:table-cell>
          <table:table-cell table:style-name="ce12" office:value-type="float" office:value="13034.04" calcext:value-type="float">
            <text:p>$13,034.04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2-17" calcext:value-type="date">
            <text:p>2024-02-17</text:p>
          </table:table-cell>
          <table:table-cell table:style-name="ce12" office:value-type="float" office:value="15099.59" calcext:value-type="float">
            <text:p>$15,099.59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2-25" calcext:value-type="date">
            <text:p>2024-02-25</text:p>
          </table:table-cell>
          <table:table-cell table:style-name="ce12" office:value-type="float" office:value="15099.59" calcext:value-type="float">
            <text:p>$15,099.59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3-02" calcext:value-type="date">
            <text:p>2024-03-02</text:p>
          </table:table-cell>
          <table:table-cell table:style-name="ce12" office:value-type="float" office:value="14062.63" calcext:value-type="float">
            <text:p>$14,062.63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3-09" calcext:value-type="date">
            <text:p>2024-03-09</text:p>
          </table:table-cell>
          <table:table-cell table:style-name="ce12" office:value-type="float" office:value="14175.28" calcext:value-type="float">
            <text:p>$14,175.28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3-15" calcext:value-type="date">
            <text:p>2024-03-15</text:p>
          </table:table-cell>
          <table:table-cell table:style-name="ce12" office:value-type="float" office:value="13429.56" calcext:value-type="float">
            <text:p>$13,429.56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3-22" calcext:value-type="date">
            <text:p>2024-03-22</text:p>
          </table:table-cell>
          <table:table-cell table:style-name="ce12" office:value-type="float" office:value="16779" calcext:value-type="float">
            <text:p>$16,779.00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3-28" calcext:value-type="date">
            <text:p>2024-03-28</text:p>
          </table:table-cell>
          <table:table-cell table:style-name="ce12" office:value-type="float" office:value="16926" calcext:value-type="float">
            <text:p>$16,926.00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4-04" calcext:value-type="date">
            <text:p>2024-04-04</text:p>
          </table:table-cell>
          <table:table-cell table:style-name="ce12" office:value-type="float" office:value="17325.29" calcext:value-type="float">
            <text:p>$17,325.29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4-12" calcext:value-type="date">
            <text:p>2024-04-12</text:p>
          </table:table-cell>
          <table:table-cell table:style-name="ce12" office:value-type="float" office:value="20373.77" calcext:value-type="float">
            <text:p>$20,373.77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4-20" calcext:value-type="date">
            <text:p>2024-04-20</text:p>
          </table:table-cell>
          <table:table-cell table:style-name="ce12" office:value-type="float" office:value="19053.95" calcext:value-type="float">
            <text:p>$19,053.9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4-27" calcext:value-type="date">
            <text:p>2024-04-27</text:p>
          </table:table-cell>
          <table:table-cell table:style-name="ce12" office:value-type="float" office:value="22572.43" calcext:value-type="float">
            <text:p>$22,572.43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5-04" calcext:value-type="date">
            <text:p>2024-05-04</text:p>
          </table:table-cell>
          <table:table-cell table:style-name="ce12" office:value-type="float" office:value="22522.45" calcext:value-type="float">
            <text:p>$22,522.4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5-16" calcext:value-type="date">
            <text:p>2024-05-16</text:p>
          </table:table-cell>
          <table:table-cell table:style-name="ce12" office:value-type="float" office:value="19279.34" calcext:value-type="float">
            <text:p>$19,279.34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5-23" calcext:value-type="date">
            <text:p>2024-05-23</text:p>
          </table:table-cell>
          <table:table-cell table:style-name="ce12" office:value-type="float" office:value="17654.51" calcext:value-type="float">
            <text:p>$17,654.5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6-04" calcext:value-type="date">
            <text:p>2024-06-04</text:p>
          </table:table-cell>
          <table:table-cell table:style-name="ce12" office:value-type="float" office:value="15367.15" calcext:value-type="float">
            <text:p>$15,367.1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6-20" calcext:value-type="date">
            <text:p>2024-06-20</text:p>
          </table:table-cell>
          <table:table-cell table:style-name="ce12" office:value-type="float" office:value="18349.45" calcext:value-type="float">
            <text:p>$18,349.4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6-29" calcext:value-type="date">
            <text:p>2024-06-29</text:p>
          </table:table-cell>
          <table:table-cell table:style-name="ce12" office:value-type="float" office:value="10746.13" calcext:value-type="float">
            <text:p>$10,746.13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7-05" calcext:value-type="date">
            <text:p>2024-07-05</text:p>
          </table:table-cell>
          <table:table-cell table:style-name="ce12" office:value-type="float" office:value="18955.66" calcext:value-type="float">
            <text:p>$18,955.66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7-20" calcext:value-type="date">
            <text:p>2024-07-20</text:p>
          </table:table-cell>
          <table:table-cell table:style-name="ce12" office:value-type="float" office:value="15800.75" calcext:value-type="float">
            <text:p>$15,800.7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8-08" calcext:value-type="date">
            <text:p>2024-08-08</text:p>
          </table:table-cell>
          <table:table-cell table:style-name="ce12" office:value-type="float" office:value="11309.53" calcext:value-type="float">
            <text:p>$11,309.53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8-27" calcext:value-type="date">
            <text:p>2024-08-27</text:p>
          </table:table-cell>
          <table:table-cell table:style-name="ce12" office:value-type="float" office:value="9164.82" calcext:value-type="float">
            <text:p>$9,164.8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9-12" calcext:value-type="date">
            <text:p>2024-09-12</text:p>
          </table:table-cell>
          <table:table-cell table:style-name="ce12" office:value-type="float" office:value="9018.65" calcext:value-type="float">
            <text:p>$9,018.6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9-21" calcext:value-type="date">
            <text:p>2024-09-21</text:p>
          </table:table-cell>
          <table:table-cell table:style-name="ce12" office:value-type="float" office:value="9921.61" calcext:value-type="float">
            <text:p>$9,921.6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0-03" calcext:value-type="date">
            <text:p>2024-10-03</text:p>
          </table:table-cell>
          <table:table-cell table:style-name="ce12" office:value-type="float" office:value="10986.51" calcext:value-type="float">
            <text:p>$10,986.5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0-15" calcext:value-type="date">
            <text:p>2024-10-15</text:p>
          </table:table-cell>
          <table:table-cell table:style-name="ce12" office:value-type="float" office:value="7263.61" calcext:value-type="float">
            <text:p>$7,263.6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0-29" calcext:value-type="date">
            <text:p>2024-10-29</text:p>
          </table:table-cell>
          <table:table-cell table:style-name="ce12" office:value-type="float" office:value="8419.49" calcext:value-type="float">
            <text:p>$8,419.49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06" calcext:value-type="date">
            <text:p>2024-11-06</text:p>
          </table:table-cell>
          <table:table-cell table:style-name="ce12" office:value-type="float" office:value="9710.91" calcext:value-type="float">
            <text:p>$9,710.9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10" calcext:value-type="date">
            <text:p>2024-11-10</text:p>
          </table:table-cell>
          <table:table-cell table:style-name="ce12" office:value-type="float" office:value="9710.91" calcext:value-type="float">
            <text:p>$9,710.9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12" calcext:value-type="date">
            <text:p>2024-11-12</text:p>
          </table:table-cell>
          <table:table-cell table:style-name="ce12" office:value-type="float" office:value="9710.91" calcext:value-type="float">
            <text:p>$9,710.9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14" calcext:value-type="date">
            <text:p>2024-11-14</text:p>
          </table:table-cell>
          <table:table-cell table:style-name="ce12" office:value-type="float" office:value="10508.92" calcext:value-type="float">
            <text:p>$10,508.9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15" calcext:value-type="date">
            <text:p>2024-11-15</text:p>
          </table:table-cell>
          <table:table-cell table:style-name="ce12" office:value-type="float" office:value="9675.94" calcext:value-type="float">
            <text:p>$9,675.94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16" calcext:value-type="date">
            <text:p>2024-11-16</text:p>
          </table:table-cell>
          <table:table-cell table:style-name="ce12" office:value-type="float" office:value="9692.34" calcext:value-type="float">
            <text:p>$9,692.34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21" calcext:value-type="date">
            <text:p>2024-11-21</text:p>
          </table:table-cell>
          <table:table-cell table:style-name="ce12" office:value-type="float" office:value="10751.12" calcext:value-type="float">
            <text:p>$10,751.1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22" calcext:value-type="date">
            <text:p>2024-11-22</text:p>
          </table:table-cell>
          <table:table-cell table:style-name="ce12" office:value-type="float" office:value="10751.12" calcext:value-type="float">
            <text:p>$10,751.1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28" calcext:value-type="date">
            <text:p>2024-11-28</text:p>
          </table:table-cell>
          <table:table-cell table:style-name="ce12" office:value-type="float" office:value="10811.12" calcext:value-type="float">
            <text:p>$10,811.1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29" calcext:value-type="date">
            <text:p>2024-11-29</text:p>
          </table:table-cell>
          <table:table-cell table:style-name="ce12" office:value-type="float" office:value="10811.12" calcext:value-type="float">
            <text:p>$10,811.1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2-03" calcext:value-type="date">
            <text:p>2024-12-03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2-05" calcext:value-type="date">
            <text:p>2024-12-05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2-06" calcext:value-type="date">
            <text:p>2024-12-06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2-07" calcext:value-type="date">
            <text:p>2024-12-07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2-11" calcext:value-type="date">
            <text:p>2024-12-11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2-13" calcext:value-type="date">
            <text:p>2024-12-13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2-14" calcext:value-type="date">
            <text:p>2024-12-14</text:p>
          </table:table-cell>
          <table:table-cell table:style-name="ce12" office:value-type="float" office:value="15647.53" calcext:value-type="float">
            <text:p>$15,647.53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5-01-25" calcext:value-type="date">
            <text:p>2025-01-25</text:p>
          </table:table-cell>
          <table:table-cell table:style-name="ce12" office:value-type="float" office:value="16457.21" calcext:value-type="float">
            <text:p>$16,457.2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5-02-05" calcext:value-type="date">
            <text:p>2025-02-05</text:p>
          </table:table-cell>
          <table:table-cell table:style-name="ce12" office:value-type="float" office:value="17987.25" calcext:value-type="float">
            <text:p>$17,987.2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5-02-12" calcext:value-type="date">
            <text:p>2025-02-12</text:p>
          </table:table-cell>
          <table:table-cell table:style-name="ce12" office:value-type="float" office:value="15795.46" calcext:value-type="float">
            <text:p>$15,795.46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5-02-19" calcext:value-type="date">
            <text:p>2025-02-19</text:p>
          </table:table-cell>
          <table:table-cell table:style-name="ce12" office:value-type="float" office:value="20749.64" calcext:value-type="float">
            <text:p>$20,749.64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5-02-27" calcext:value-type="date">
            <text:p>2025-02-27</text:p>
          </table:table-cell>
          <table:table-cell table:style-name="ce12" office:value-type="float" office:value="19487.65" calcext:value-type="float">
            <text:p>$19,487.6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gin" table:style-name="ta4">
        <office:forms form:automatic-focus="false" form:apply-design-mode="false"/>
        <table:table-column table:style-name="co11" table:default-cell-style-name="ce6"/>
        <table:table-column table:style-name="co11" table:default-cell-style-name="ce10"/>
        <table:table-column table:style-name="co12" table:default-cell-style-name="ce12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3-10-02" calcext:value-type="date">
            <text:p>2023-10-02</text:p>
          </table:table-cell>
          <table:table-cell office:value-type="float" office:value="6784.53" calcext:value-type="float">
            <text:p>$6,784.5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3-11-16" calcext:value-type="date">
            <text:p>2023-11-16</text:p>
          </table:table-cell>
          <table:table-cell office:value-type="float" office:value="5010.58" calcext:value-type="float">
            <text:p>$5,010.58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631.1" calcext:value-type="float">
            <text:p>$631.1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1000.45" calcext:value-type="float">
            <text:p>$1,000.4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10" calcext:value-type="date">
            <text:p>2024-02-10</text:p>
          </table:table-cell>
          <table:table-cell office:value-type="float" office:value="200.54" calcext:value-type="float">
            <text:p>$200.54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17" calcext:value-type="date">
            <text:p>2024-02-17</text:p>
          </table:table-cell>
          <table:table-cell office:value-type="float" office:value="500.61" calcext:value-type="float">
            <text:p>$500.6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25" calcext:value-type="date">
            <text:p>2024-02-25</text:p>
          </table:table-cell>
          <table:table-cell office:value-type="float" office:value="300.41" calcext:value-type="float">
            <text:p>$300.4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02" calcext:value-type="date">
            <text:p>2024-03-02</text:p>
          </table:table-cell>
          <table:table-cell office:value-type="float" office:value="1132.56" calcext:value-type="float">
            <text:p>$1,132.5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09" calcext:value-type="date">
            <text:p>2024-03-09</text:p>
          </table:table-cell>
          <table:table-cell office:value-type="float" office:value="1598.65" calcext:value-type="float">
            <text:p>$1,598.6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546.53" calcext:value-type="float">
            <text:p>$1,546.5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1759.37" calcext:value-type="float">
            <text:p>$1,759.37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2300.13" calcext:value-type="float">
            <text:p>$2,300.1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4-04" calcext:value-type="date">
            <text:p>2024-04-04</text:p>
          </table:table-cell>
          <table:table-cell office:value-type="float" office:value="3423.13" calcext:value-type="float">
            <text:p>$3,423.1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4-12" calcext:value-type="date">
            <text:p>2024-04-12</text:p>
          </table:table-cell>
          <table:table-cell office:value-type="float" office:value="4456.91" calcext:value-type="float">
            <text:p>$4,456.9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3" office:value-type="date" office:date-value="2024-05-15" calcext:value-type="date">
            <text:p>2024-05-15</text:p>
          </table:table-cell>
          <table:table-cell table:style-name="Default" office:value-type="float" office:value="5791.63" calcext:value-type="float">
            <text:p>5791.6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3" office:value-type="date" office:date-value="2024-06-27" calcext:value-type="date">
            <text:p>2024-06-27</text:p>
          </table:table-cell>
          <table:table-cell table:style-name="Default" office:value-type="float" office:value="8412.61" calcext:value-type="float">
            <text:p>8412.6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3" office:value-type="date" office:date-value="2024-07-03" calcext:value-type="date">
            <text:p>2024-07-03</text:p>
          </table:table-cell>
          <table:table-cell table:style-name="Default" office:value-type="float" office:value="7987.16" calcext:value-type="float">
            <text:p>7987.1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3" office:value-type="date" office:date-value="2024-08-10" calcext:value-type="date">
            <text:p>2024-08-10</text:p>
          </table:table-cell>
          <table:table-cell table:style-name="Default" office:value-type="float" office:value="9742.31" calcext:value-type="float">
            <text:p>9742.3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3" office:value-type="date" office:date-value="2024-08-26" calcext:value-type="date">
            <text:p>2024-08-26</text:p>
          </table:table-cell>
          <table:table-cell table:style-name="Default" office:value-type="float" office:value="11234.87" calcext:value-type="float">
            <text:p>11234.87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3" office:value-type="date" office:date-value="2024-09-14" calcext:value-type="date">
            <text:p>2024-09-14</text:p>
          </table:table-cell>
          <table:table-cell table:style-name="Default" office:value-type="float" office:value="12456.132" calcext:value-type="float">
            <text:p>12456.132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3" office:value-type="date" office:date-value="2024-09-21" calcext:value-type="date">
            <text:p>2024-09-21</text:p>
          </table:table-cell>
          <table:table-cell table:style-name="Default" office:value-type="float" office:value="13621.456" calcext:value-type="float">
            <text:p>13621.45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3" office:value-type="date" office:date-value="2024-10-24" calcext:value-type="date">
            <text:p>2024-10-24</text:p>
          </table:table-cell>
          <table:table-cell table:style-name="Default" office:value-type="float" office:value="14000.1" calcext:value-type="float">
            <text:p>14000.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1-12" calcext:value-type="date">
            <text:p>2024-11-12</text:p>
          </table:table-cell>
          <table:table-cell office:value-type="float" office:value="15348.65" calcext:value-type="float">
            <text:p>$15,348.6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07" calcext:value-type="date">
            <text:p>2024-12-07</text:p>
          </table:table-cell>
          <table:table-cell office:value-type="float" office:value="16453.31" calcext:value-type="float">
            <text:p>$16,453.3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11" calcext:value-type="date">
            <text:p>2024-12-11</text:p>
          </table:table-cell>
          <table:table-cell office:value-type="float" office:value="14567.31" calcext:value-type="float">
            <text:p>$14,567.3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13" calcext:value-type="date">
            <text:p>2024-12-13</text:p>
          </table:table-cell>
          <table:table-cell office:value-type="float" office:value="17543.98" calcext:value-type="float">
            <text:p>$17,543.98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14" calcext:value-type="date">
            <text:p>2024-12-14</text:p>
          </table:table-cell>
          <table:table-cell office:value-type="float" office:value="23457.15" calcext:value-type="float">
            <text:p>$23,457.1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1-25" calcext:value-type="date">
            <text:p>2025-01-25</text:p>
          </table:table-cell>
          <table:table-cell office:value-type="float" office:value="32785.48" calcext:value-type="float">
            <text:p>$32,785.48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05" calcext:value-type="date">
            <text:p>2025-02-05</text:p>
          </table:table-cell>
          <table:table-cell office:value-type="float" office:value="27459.64" calcext:value-type="float">
            <text:p>$27,459.64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12" calcext:value-type="date">
            <text:p>2025-02-12</text:p>
          </table:table-cell>
          <table:table-cell office:value-type="float" office:value="34354.12" calcext:value-type="float">
            <text:p>$34,354.12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42469.12" calcext:value-type="float">
            <text:p>$42,469.12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27" calcext:value-type="date">
            <text:p>2025-02-27</text:p>
          </table:table-cell>
          <table:table-cell office:value-type="float" office:value="47789.13" calcext:value-type="float">
            <text:p>$47,789.13</text:p>
          </table:table-cell>
          <table:table-cell office:value-type="string" calcext:value-type="string">
            <text:p>CAD</text:p>
          </table:table-cell>
        </table:table-row>
      </table:table>
      <table:table table:name="RRSP" table:style-name="ta4">
        <office:forms form:automatic-focus="false" form:apply-design-mode="false"/>
        <table:table-column table:style-name="co11" table:default-cell-style-name="ce6"/>
        <table:table-column table:style-name="co11" table:default-cell-style-name="ce10"/>
        <table:table-column table:style-name="co12" table:default-cell-style-name="ce12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ticker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3-11-02" calcext:value-type="date">
            <text:p>2023-11-0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SFT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3-12-16" calcext:value-type="date">
            <text:p>2023-12-1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SFT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10" calcext:value-type="float">
            <text:p>$10.00</text:p>
          </table:table-cell>
          <table:table-cell office:value-type="string" calcext:value-type="string">
            <text:p>CAD</text:p>
          </table:table-cell>
          <table:table-cell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1-20" calcext:value-type="date">
            <text:p>2024-01-20</text:p>
          </table:table-cell>
          <table:table-cell office:value-type="float" office:value="5" calcext:value-type="float">
            <text:p>$5.00</text:p>
          </table:table-cell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03" calcext:value-type="date">
            <text:p>2024-02-03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SFT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10" calcext:value-type="date">
            <text:p>2024-02-1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17" calcext:value-type="date">
            <text:p>2024-02-17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25" calcext:value-type="date">
            <text:p>2024-02-25</text:p>
          </table:table-cell>
          <table:table-cell office:value-type="float" office:value="500" calcext:value-type="float">
            <text:p>$500.00</text:p>
          </table:table-cell>
          <table:table-cell office:value-type="string" calcext:value-type="string">
            <text:p>CAD</text:p>
          </table:table-cell>
          <table:table-cell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25" calcext:value-type="date">
            <text:p>2024-02-25</text:p>
          </table:table-cell>
          <table:table-cell office:value-type="float" office:value="1000" calcext:value-type="float">
            <text:p>$1,000.00</text:p>
          </table:table-cell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3-09" calcext:value-type="date">
            <text:p>2024-03-09</text:p>
          </table:table-cell>
          <table:table-cell office:value-type="float" office:value="1010" calcext:value-type="float">
            <text:p>$1,010.00</text:p>
          </table:table-cell>
          <table:table-cell office:value-type="string" calcext:value-type="string">
            <text:p>USD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 table:number-rows-repeated="8">
          <table:table-cell/>
          <table:table-cell table:style-name="ce13"/>
          <table:table-cell table:style-name="Default"/>
          <table:table-cell table:number-columns-repeated="2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ouse value" table:style-name="ta4">
        <table:table-column table:style-name="co12" table:default-cell-style-name="ce6"/>
        <table:table-column table:style-name="co11" table:default-cell-style-name="ce10"/>
        <table:table-column table:style-name="co13" table:default-cell-style-name="ce12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00000" calcext:value-type="float">
            <text:p>$500,000.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486500.25" calcext:value-type="float">
            <text:p>$486,500.2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5-01-25" calcext:value-type="date">
            <text:p>2025-01-25</text:p>
          </table:table-cell>
          <table:table-cell office:value-type="float" office:value="640000" calcext:value-type="float">
            <text:p>$640,000.00</text:p>
          </table:table-cell>
          <table:table-cell office:value-type="string" calcext:value-type="string">
            <text:p>CAD</text:p>
          </table:table-cell>
        </table:table-row>
        <table:table-row table:style-name="ro1" table:number-rows-repeated="46">
          <table:table-cell table:number-columns-repeated="4"/>
        </table:table-row>
        <table:table-row table:style-name="ro3">
          <table:table-cell table:style-name="Default" table:number-columns-repeated="3"/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ortgage" table:style-name="ta4">
        <table:table-column table:style-name="co11" table:default-cell-style-name="ce6"/>
        <table:table-column table:style-name="co11" table:default-cell-style-name="ce10"/>
        <table:table-column table:style-name="co14" table:default-cell-style-name="ce12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-500000" calcext:value-type="float">
            <text:p>-$500,000.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4-01-15" calcext:value-type="date">
            <text:p>2024-01-15</text:p>
          </table:table-cell>
          <table:table-cell office:value-type="float" office:value="-493230.8" calcext:value-type="float">
            <text:p>-$493,230.8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ce13" office:value-type="date" office:date-value="2024-05-09" calcext:value-type="date">
            <text:p>2024-05-09</text:p>
          </table:table-cell>
          <table:table-cell table:style-name="Default" office:value-type="float" office:value="-480000" calcext:value-type="float">
            <text:p>-4800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ce13" office:value-type="date" office:date-value="2024-08-11" calcext:value-type="date">
            <text:p>2024-08-11</text:p>
          </table:table-cell>
          <table:table-cell table:style-name="Default" office:value-type="float" office:value="-460000" calcext:value-type="float">
            <text:p>-4600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-440000" calcext:value-type="float">
            <text:p>-$440,000.00</text:p>
          </table:table-cell>
          <table:table-cell office:value-type="string" calcext:value-type="string">
            <text:p>CAD</text:p>
          </table:table-cell>
        </table:table-row>
      </table:table>
      <table:table table:name="US Savings" table:style-name="ta4">
        <table:table-column table:style-name="co11" table:default-cell-style-name="ce6"/>
        <table:table-column table:style-name="co11" table:default-cell-style-name="ce13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US Savings</text:p>
          </table:table-cell>
          <table:table-cell table:style-name="ce10" office:value-type="date" office:date-value="2022-12-02" calcext:value-type="date">
            <text:p>2022-12-02</text:p>
          </table:table-cell>
          <table:table-cell table:style-name="ce12" office:value-type="float" office:value="1" calcext:value-type="float">
            <text:p>$1.00</text:p>
          </table:table-cell>
          <table:table-cell table:style-name="ce12" office:value-type="string" calcext:value-type="string">
            <text:p>USD</text:p>
          </table:table-cell>
        </table:table-row>
        <table:table-row table:style-name="ro1">
          <table:table-cell office:value-type="string" calcext:value-type="string">
            <text:p>US Savings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D</text:p>
          </table:table-cell>
        </table:table-row>
        <table:table-row table:style-name="ro1">
          <table:table-cell office:value-type="string" calcext:value-type="string">
            <text:p>US Savings</text:p>
          </table:table-cell>
          <table:table-cell office:value-type="date" office:date-value="2025-05-03" calcext:value-type="date">
            <text:p>2025-05-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D</text:p>
          </table:table-cell>
        </table:table-row>
      </table:table>
      <table:table table:name="Bitcoin" table:style-name="ta4">
        <table:table-column table:style-name="co11" table:default-cell-style-name="ce6"/>
        <table:table-column table:style-name="co11" table:default-cell-style-name="ce10"/>
        <table:table-column table:style-name="co14" table:default-cell-style-name="ce12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0.1" calcext:value-type="float">
            <text:p>$0.10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0.2" calcext:value-type="float">
            <text:p>$0.20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table:style-name="ce13" office:value-type="date" office:date-value="2024-05-09" calcext:value-type="date">
            <text:p>2024-05-09</text:p>
          </table:table-cell>
          <table:table-cell table:style-name="Default" office:value-type="float" office:value="0.3" calcext:value-type="float">
            <text:p>0.3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table:style-name="ce13" office:value-type="date" office:date-value="2024-08-11" calcext:value-type="date">
            <text:p>2024-08-11</text:p>
          </table:table-cell>
          <table:table-cell table:style-name="Default" office:value-type="float" office:value="0.4" calcext:value-type="float">
            <text:p>0.4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1" calcext:value-type="float">
            <text:p>$1.00</text:p>
          </table:table-cell>
          <table:table-cell office:value-type="string" calcext:value-type="string">
            <text:p>BTC</text:p>
          </table:table-cell>
        </table:table-row>
      </table:table>
      <table:table table:name="Eth" table:style-name="ta4">
        <office:forms form:automatic-focus="false" form:apply-design-mode="false"/>
        <table:table-column table:style-name="co11" table:default-cell-style-name="ce6"/>
        <table:table-column table:style-name="co11" table:default-cell-style-name="ce10"/>
        <table:table-column table:style-name="co14" table:default-cell-style-name="ce12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1" calcext:value-type="float">
            <text:p>$1.00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date" office:date-value="2024-01-15" calcext:value-type="date">
            <text:p>2024-01-15</text:p>
          </table:table-cell>
          <table:table-cell office:value-type="float" office:value="2" calcext:value-type="float">
            <text:p>$2.00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table:style-name="ce13" office:value-type="date" office:date-value="2024-05-09" calcext:value-type="date">
            <text:p>2024-05-09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table:style-name="ce13" office:value-type="date" office:date-value="2024-08-11" calcext:value-type="date">
            <text:p>2024-08-1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5" calcext:value-type="float">
            <text:p>$5.00</text:p>
          </table:table-cell>
          <table:table-cell office:value-type="string" calcext:value-type="string">
            <text:p>E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">
      <number:text>$</number:text>
      <number:number number:decimal-places="2" number:min-decimal-places="2" number:min-integer-digits="1" number:grouping="true"/>
    </number:number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time-style style:name="N10149" number:language="en" number:country="US">
      <number:hours/>
      <number:text>:</number:text>
      <number:minutes number:style="long"/>
      <number:text> </number:text>
      <number:am-pm/>
    </number:time-style>
    <number:time-style style:name="N1014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5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1P0"/>
    </number:number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2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6P2" style:volatile="true" number:language="en" number:country="US">
      <number:text> </number:text>
      <number:fill-character> </number:fill-character>
      <number:text>- </number:text>
    </number:number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time-style style:name="N1013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</number:tim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date-style style:name="N10132" number:language="en" number:country="US">
      <number:day/>
      <number:text>-</number:text>
      <number:month number:textual="true"/>
    </number:dat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tangerine_20_chequing" style:display-name="PageStyle_tangerine chequing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ngerine_20_mastercard" style:display-name="PageStyle_tangerine mastercard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ngerine_20_savings" style:display-name="PageStyle_tangerine saving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7-17T11:31:47.355964990</dc:date>
    <meta:editing-duration>PT1H6M45S</meta:editing-duration>
    <meta:editing-cycles>24</meta:editing-cycles>
    <meta:document-statistic meta:table-count="10" meta:cell-count="947" meta:object-count="0"/>
  </office:meta>
</office:document-meta>
</file>